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4pt" officeooo:paragraph-rsid="001867c4" fo:background-color="#f0f2f5" style:font-size-asian="14pt" style:font-name-complex="Arial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867c4" fo:background-color="#f0f2f5" style:font-size-asian="12.25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paragraph-rsid="001867c4" fo:background-color="#f0f2f5" style:font-size-asian="14pt" style:font-weight-asian="normal" style:font-name-complex="Ari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paragraph-rsid="001e92b0" fo:background-color="#f0f2f5" style:font-size-asian="14pt" style:font-weight-asian="normal" style:font-name-complex="Ari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paragraph-rsid="001867c4" fo:background-color="#f0f2f5" style:font-size-asian="12.25pt" style:font-weight-asian="normal" style:font-name-complex="Ari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weight="bold" officeooo:paragraph-rsid="001867c4" fo:background-color="#f0f2f5" style:font-size-asian="15.75pt" style:font-weight-asian="bold" style:font-name-complex="Arial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867c4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officeooo:paragraph-rsid="001867c4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867c4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4pt" officeooo:paragraph-rsid="001867c4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1f28df" style:font-size-asian="14pt" style:font-size-complex="14pt"/>
    </style:style>
    <style:style style:name="T1" style:family="text">
      <style:text-properties fo:font-weight="bold" officeooo:rsid="001d4017" style:font-weight-asian="bold" style:font-weight-complex="bold"/>
    </style:style>
    <style:style style:name="T2" style:family="text">
      <style:text-properties fo:color="#000000" loext:opacity="100%" fo:background-color="#ffffff" loext:char-shading-value="0" style:font-name-complex="Arial"/>
    </style:style>
    <style:style style:name="T3" style:family="text">
      <style:text-properties fo:color="#000000" loext:opacity="100%" fo:background-color="#f0f2f5" loext:char-shading-value="0" style:font-name-complex="Ari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92b0"/>
    </style:style>
    <style:style style:name="T6" style:family="text">
      <style:text-properties officeooo:rsid="001f28df"/>
    </style:style>
    <style:style style:name="T7" style:family="text">
      <style:text-properties officeooo:rsid="0020b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осковский государственный университет</text:p>
      <text:p text:style-name="P7">имени М.В. <text:s/>Ломоносова</text:p>
      <text:p text:style-name="P7">Факультет Вычислительной Математики и Кибернетики</text:p>
      <text:p text:style-name="P7"/>
      <text:p text:style-name="P7"/>
      <text:p text:style-name="P7"/>
      <text:p text:style-name="P7"/>
      <text:p text:style-name="P7"/>
      <text:p text:style-name="P7">«<text:span text:style-name="T1">Отчет по второму заданию курса “Распределенные системы”</text:span>»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421 группа</text:p>
      <text:p text:style-name="P8">Вотинцев А.К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Москва</text:p>
      <text:p text:style-name="P7">2021</text:p>
      <text:p text:style-name="P9"><text:soft-page-break/>Реализация</text:p>
      <text:p text:style-name="P11">Для замера времени использовал MPI_Wtime(); </text:p>
      <text:p text:style-name="P11"><text:span text:style-name="T6">Среднее время работы программы– 3.</text:span><text:span text:style-name="T7">5 </text:span><text:span text:style-name="T6">- 4 секунды</text:span></text:p>
      <text:p text:style-name="P10">Компиляция проводилась <text:span text:style-name="T2">/home/alexey/Desktop/study/Distributed_systems/systems/bin/mpicc second.c -o main</text:span></text:p>
      <text:p text:style-name="P10">Запуск осуществлялся<text:span text:style-name="T3"> с k потоками </text:span></text:p>
      <text:p text:style-name="P1">/home/alexey/Desktop/study/Distributed_systems/systems/bin/mpiexec -np 6 --with-ft ulfm <text:s/>./main </text:p>
      <text:p text:style-name="P1"/>
      <text:p text:style-name="P2"/>
      <text:p text:style-name="P6">Задание </text:p>
      <text:p text:style-name="P3"><text:bookmark text:name="page14R_mcid3"/>Доработать MPI-программу, реализованную в рамках курса “Суперкомпьютеры и параллельная обработка данных”. Добавить контрольные точки для продолжения работы программы в случае сбоя. Реализовать один из 3-х сценариев работы после сбоя: a) продолжить работу программы только на “исправных” процессах; б) вместо процессов, вышедших из строя, создать новые MPI-процессы, которые необходимо использовать для<text:line-break/>продолжения расчетов; в) при запуске программы на счет сразу запустить некоторое дополнительное количество MPI-процессов, которые использовать в случае сбоя.</text:p>
      <text:p text:style-name="P5"/>
      <text:p text:style-name="P5"/>
      <text:p text:style-name="P6">Решение</text:p>
      <text:p text:style-name="P4"><text:bookmark text:name="page35R_mcid1"/>Для реализации отказоустойчивой версии был выбран метод, перераспределяющий нагрузку на ‘исправных’ процессах в случае сбоя. Для этого рассмотрим основные функции.<text:bookmark text:name="page35R_mcid2"/> </text:p>
      <text:p text:style-name="P4"><text:span text:style-name="T4"/></text:p>
      <text:p text:style-name="P4"><text:bookmark text:name="page35R_mcid3"/><text:bookmark text:name="page35R_mcid4"/><text:span text:style-name="T4">save_into_file</text:span><text:line-break/>Эта функция отвечает за запись данных в файлы. <text:bookmark text:name="page35R_mcid6"/><text:span text:style-name="T5">Для каждого процесса взят свой бинарный файл. После нахождения интегралов на своих участках процессы ждут друг с помощью MPI_Barrier. </text:span><text:line-break/></text:p>
      <text:p text:style-name="P4"><text:bookmark text:name="page35R_mcid7"/><text:span text:style-name="T4">read_from_file</text:span><text:line-break/>Эта функция отвечает за загрузку данных из файлов. <text:span text:style-name="T5">В случае сбоя все данные, что были уже посчитаны остаются в нужном файле.</text:span> После загрузки процессы ждут друг друга с помощью MPI_Barrier.<text:bookmark text:name="page35R_mcid9"/><text:line-break/></text:p>
      <text:p text:style-name="P4"><text:bookmark text:name="page35R_mcid10"/><text:span text:style-name="T4">verbose_errhandler</text:span><text:line-break/>Эта функция описывает реакцию процессов в случае сбоя.<text:bookmark text:name="page35R_mcid11"/><text:line-break/>В результате сбоя каждый процесс должен обновить свою рабочую группу (удалить из неё мёртвый процесс с помощью MPIX_Comm_shrink) <text:span text:style-name="T5">и после этого переложить данные из файла, обеспечивающего работу поломанного процесса в новый файл, для дальнейшей работ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08:03:15.359675469</meta:creation-date>
    <dc:date>2021-12-28T20:56:20.681158828</dc:date>
    <meta:editing-duration>PT47M6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2" meta:paragraph-count="21" meta:word-count="250" meta:character-count="1997" meta:non-whitespace-character-count="1759"/>
  </office:meta>
</office:document-meta>
</file>